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5-06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5-04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5-03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12-10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10-0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08-06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06-0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04-02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4-03-04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12-05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10-0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08-0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06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04-0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3-02-0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2-12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2-10-25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2-06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2-04-22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2-02-08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12-15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10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08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07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04-21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1-02-11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0-12-0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0-10-0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0-06-0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0-04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20-02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12-23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12-19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12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10-2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08-1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06-18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05-0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9-02-1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12-0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10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08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06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04-1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8-02-1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12-0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08-1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06-15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05-17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04-20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7-02-1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6-12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6-10-14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6-06-14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6-04-28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6-02-0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12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10-22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08-2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06-1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04-2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5-02-1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12-10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10-10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8-0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6-0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5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4-25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3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4-01-2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12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11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9-1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8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7-1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6-25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5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4-3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3-01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12-11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10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8-21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7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6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5-2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4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3-22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2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2-01-2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12-2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11-1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10-27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9-0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8-23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7-14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6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5-1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4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1-02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0-06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0-05-2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0-02-1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10-01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12-0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10-0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09-0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08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05-1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03-12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9-01-30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8-07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8-04-1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8-03-12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7-11-02 1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7-09-1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7-06-06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7-04-11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7-02-08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12-13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11-1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10-0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08-17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06-2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05-0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04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6-02-02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12-08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10-0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08-04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06-02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04-0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5-02-1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12-03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10-0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08-12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07-1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04-22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4-02-12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12-11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10-0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10-02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08-14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07-24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06-05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04-10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3-02-12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12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10-03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08-15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05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03-20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02-1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2-01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12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11-19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10-1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9-1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8-15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6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5-0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4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3-2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2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1-01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12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11-15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10-1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9-14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8-09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7-28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6-21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5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4-14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3-31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2-09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2000-01-2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12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10-2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8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7-2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6-17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5-18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4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3-1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2-19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9-01-2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8-11-2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8-10-28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8-08-3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8-02-26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7-12-1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7-09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7-04-1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7-01-2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6-12-1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6-10-02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6-08-0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6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542067084000</text:p>
          </table:table-cell>
          <table:table-cell office:value-type="string" calcext:value-type="string">
            <text:p>CABO ROJO P1 WELL, CABO ROJO, PR</text:p>
          </table:table-cell>
          <table:table-cell office:value-type="string" calcext:value-type="string">
            <text:p>1996-04-0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42" meta:object-count="0"/>
    <meta:user-defined meta:name="AppVersion">3.0</meta:user-defined>
  </office:meta>
</office:document-meta>
</file>